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812cm" fo:min-width="0.562cm"/>
    </style:style>
    <style:style style:name="gr2" style:family="graphic" style:parent-style-name="objectwithoutfill">
      <style:graphic-properties svg:stroke-width="0.106cm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3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4" style:family="graphic" style:parent-style-name="objectwithoutfill">
      <style:graphic-properties svg:stroke-width="0.106cm" svg:stroke-color="#000000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5" style:family="graphic" style:parent-style-name="objectwithoutfill">
      <style:graphic-properties svg:stroke-width="0.106cm" draw:marker-start-width="0.358cm" draw:marker-end-width="0.358cm" draw:fill="solid" draw:textarea-vertical-align="middle" fo:padding-top="0.177cm" fo:padding-bottom="0.177cm" fo:padding-left="0.302cm" fo:padding-right="0.302cm"/>
    </style:style>
    <style:style style:name="gr6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157cm" fo:min-width="0.044cm"/>
    </style:style>
    <style:style style:name="gr8" style:family="graphic" style:parent-style-name="standard">
      <style:graphic-properties draw:fill-color="#000000" draw:textarea-horizontal-align="justify" draw:textarea-vertical-align="middle" draw:auto-grow-height="false" fo:min-height="0.157cm" fo:min-width="0.044cm"/>
    </style:style>
    <style:style style:name="gr9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0.9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1.1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1.3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1.25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0.8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1.0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000000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5cm" svg:height="1.5cm" svg:x="3.619cm" svg:y="7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4.4cm" svg:y1="7cm" svg:x2="4.4cm" svg:y2="3.7cm">
          <text:p/>
        </draw:line>
        <draw:line draw:style-name="gr2" draw:text-style-name="P2" draw:layer="layout" svg:x1="4.4cm" svg:y1="11.8cm" svg:x2="4.4cm" svg:y2="8.5cm">
          <text:p/>
        </draw:line>
        <draw:line draw:style-name="gr2" draw:text-style-name="P2" draw:layer="layout" svg:x1="4.4cm" svg:y1="3.7cm" svg:x2="9.7cm" svg:y2="3.7cm">
          <text:p/>
        </draw:line>
        <draw:line draw:style-name="gr2" draw:text-style-name="P2" draw:layer="layout" svg:x1="9.7cm" svg:y1="3.7cm" svg:x2="9.7cm" svg:y2="5.5cm">
          <text:p/>
        </draw:line>
        <draw:line draw:style-name="gr2" draw:text-style-name="P2" draw:layer="layout" svg:x1="9.7cm" svg:y1="5.5cm" svg:x2="8.9cm" svg:y2="6.2cm">
          <text:p/>
        </draw:line>
        <draw:line draw:style-name="gr2" draw:text-style-name="P2" draw:layer="layout" svg:x1="9.7cm" svg:y1="5.5cm" svg:x2="10.5cm" svg:y2="6.195cm">
          <text:p/>
        </draw:line>
        <draw:custom-shape draw:style-name="gr3" draw:text-style-name="P3" draw:layer="layout" svg:width="0.501cm" svg:height="0.6cm" draw:transform="rotate (0.785398163397448) translate (10.27cm 6.319cm)">
          <text:p/>
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" draw:text-style-name="P2" draw:layer="layout" svg:x1="10.8cm" svg:y1="6.5cm" svg:x2="11.745cm" svg:y2="7.416cm">
          <text:p/>
        </draw:line>
        <draw:line draw:style-name="gr4" draw:text-style-name="P2" draw:layer="layout" svg:x1="8.768cm" svg:y1="6.057cm" svg:x2="9.068cm" svg:y2="6.357cm">
          <text:p/>
        </draw:line>
        <draw:line draw:style-name="gr2" draw:text-style-name="P2" draw:layer="layout" svg:x1="8.5cm" svg:y1="6.6cm" svg:x2="7.7cm" svg:y2="7.4cm">
          <text:p/>
        </draw:line>
        <draw:line draw:style-name="gr2" draw:text-style-name="P2" draw:layer="layout" svg:x1="7.7cm" svg:y1="7.4cm" svg:x2="8.4cm" svg:y2="8.2cm">
          <text:p/>
        </draw:line>
        <draw:custom-shape draw:style-name="gr3" draw:text-style-name="P3" draw:layer="layout" svg:width="0.501cm" svg:height="0.6cm" draw:transform="rotate (0.785398163397448) translate (8.216cm 8.352cm)">
          <text:p/>
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" draw:text-style-name="P2" draw:layer="layout" svg:x1="8.8cm" svg:y1="8.6cm" svg:x2="9.7cm" svg:y2="9.4cm">
          <text:p/>
        </draw:line>
        <draw:line draw:style-name="gr2" draw:text-style-name="P2" draw:layer="layout" svg:x1="10.5cm" svg:y1="8.6cm" svg:x2="9.7cm" svg:y2="9.4cm">
          <text:p/>
        </draw:line>
        <draw:line draw:style-name="gr2" draw:text-style-name="P2" draw:layer="layout" svg:x1="11.7cm" svg:y1="7.4cm" svg:x2="10.9cm" svg:y2="8.2cm">
          <text:p/>
        </draw:line>
        <draw:line draw:style-name="gr2" draw:text-style-name="P2" draw:layer="layout" svg:x1="9.7cm" svg:y1="9.4cm" svg:x2="9.7cm" svg:y2="11.8cm">
          <text:p/>
        </draw:line>
        <draw:line draw:style-name="gr5" draw:text-style-name="P2" draw:layer="layout" svg:x1="4.4cm" svg:y1="11.8cm" svg:x2="9.7cm" svg:y2="11.8cm">
          <text:p/>
        </draw:line>
        <draw:line draw:style-name="gr2" draw:text-style-name="P2" draw:layer="layout" svg:x1="7.7cm" svg:y1="7.4cm" svg:x2="7.7cm" svg:y2="15.8cm">
          <text:p/>
        </draw:line>
        <draw:line draw:style-name="gr2" draw:text-style-name="P2" draw:layer="layout" svg:x1="7.7cm" svg:y1="15.8cm" svg:x2="26.4cm" svg:y2="15.8cm">
          <text:p/>
        </draw:line>
        <draw:line draw:style-name="gr2" draw:text-style-name="P2" draw:layer="layout" svg:x1="11.7cm" svg:y1="7.4cm" svg:x2="21.3cm" svg:y2="7.4cm">
          <text:p/>
        </draw:line>
        <draw:line draw:style-name="gr2" draw:text-style-name="P2" draw:layer="layout" svg:x1="26.4cm" svg:y1="9cm" svg:x2="26.4cm" svg:y2="7.4cm">
          <text:p/>
        </draw:line>
        <draw:line draw:style-name="gr2" draw:text-style-name="P2" draw:layer="layout" svg:x1="14.9cm" svg:y1="7.4cm" svg:x2="14.9cm" svg:y2="10.1cm">
          <text:p/>
        </draw:line>
        <draw:line draw:style-name="gr2" draw:text-style-name="P2" draw:layer="layout" svg:x1="14.9cm" svg:y1="13.1cm" svg:x2="14.9cm" svg:y2="15.8cm">
          <text:p/>
        </draw:line>
        <draw:line draw:style-name="gr2" draw:text-style-name="P2" draw:layer="layout" svg:x1="19cm" svg:y1="7.4cm" svg:x2="19cm" svg:y2="11cm">
          <text:p/>
        </draw:line>
        <draw:line draw:style-name="gr2" draw:text-style-name="P2" draw:layer="layout" svg:x1="19cm" svg:y1="12.3cm" svg:x2="19cm" svg:y2="15.8cm">
          <text:p/>
        </draw:line>
        <draw:g>
          <draw:line draw:style-name="gr6" draw:text-style-name="P4" draw:layer="layout" svg:x1="14.83cm" svg:y1="10.117cm" svg:x2="15.457cm" svg:y2="10.329cm">
            <text:p/>
          </draw:line>
          <draw:line draw:style-name="gr6" draw:text-style-name="P4" draw:layer="layout" svg:x1="14.236cm" svg:y1="10.886cm" svg:x2="15.456cm" svg:y2="10.324cm">
            <text:p/>
          </draw:line>
          <draw:line draw:style-name="gr6" draw:text-style-name="P4" draw:layer="layout" svg:x1="14.221cm" svg:y1="11.878cm" svg:x2="15.498cm" svg:y2="12.326cm">
            <text:p/>
          </draw:line>
          <draw:line draw:style-name="gr6" draw:text-style-name="P4" draw:layer="layout" svg:x1="14.205cm" svg:y1="10.863cm" svg:x2="15.482cm" svg:y2="11.311cm">
            <text:p/>
          </draw:line>
          <draw:line draw:style-name="gr6" draw:text-style-name="P4" draw:layer="layout" svg:x1="14.23cm" svg:y1="11.9cm" svg:x2="15.45cm" svg:y2="11.338cm">
            <text:p/>
          </draw:line>
          <draw:line draw:style-name="gr6" draw:text-style-name="P4" draw:layer="layout" svg:x1="14.285cm" svg:y1="12.9cm" svg:x2="15.505cm" svg:y2="12.338cm">
            <text:p/>
          </draw:line>
          <draw:line draw:style-name="gr6" draw:text-style-name="P4" draw:layer="layout" svg:x1="14.347cm" svg:y1="12.888cm" svg:x2="14.974cm" svg:y2="13.1cm">
            <text:p/>
          </draw:line>
        </draw:g>
        <draw:g>
          <draw:line draw:style-name="gr6" draw:text-style-name="P4" draw:layer="layout" svg:x1="24.285cm" svg:y1="7.334cm" svg:x2="24.065cm" svg:y2="7.959cm">
            <text:p/>
          </draw:line>
          <draw:line draw:style-name="gr6" draw:text-style-name="P4" draw:layer="layout" svg:x1="23.523cm" svg:y1="6.731cm" svg:x2="24.07cm" svg:y2="7.957cm">
            <text:p/>
          </draw:line>
          <draw:line draw:style-name="gr6" draw:text-style-name="P4" draw:layer="layout" svg:x1="22.532cm" svg:y1="6.704cm" svg:x2="22.068cm" svg:y2="7.976cm">
            <text:p/>
          </draw:line>
          <draw:line draw:style-name="gr6" draw:text-style-name="P4" draw:layer="layout" svg:x1="23.547cm" svg:y1="6.7cm" svg:x2="23.083cm" svg:y2="7.972cm">
            <text:p/>
          </draw:line>
          <draw:line draw:style-name="gr6" draw:text-style-name="P4" draw:layer="layout" svg:x1="22.51cm" svg:y1="6.713cm" svg:x2="23.057cm" svg:y2="7.939cm">
            <text:p/>
          </draw:line>
          <draw:line draw:style-name="gr6" draw:text-style-name="P4" draw:layer="layout" svg:x1="21.509cm" svg:y1="6.757cm" svg:x2="22.056cm" svg:y2="7.983cm">
            <text:p/>
          </draw:line>
          <draw:line draw:style-name="gr6" draw:text-style-name="P4" draw:layer="layout" svg:x1="21.52cm" svg:y1="6.818cm" svg:x2="21.3cm" svg:y2="7.443cm">
            <text:p/>
          </draw:line>
        </draw:g>
        <draw:g>
          <draw:line draw:style-name="gr6" draw:text-style-name="P4" draw:layer="layout" svg:x1="18cm" svg:y1="11.316cm" svg:x2="20.016cm" svg:y2="11.316cm">
            <text:p/>
          </draw:line>
          <draw:line draw:style-name="gr6" draw:text-style-name="P4" draw:layer="layout" svg:x1="18cm" svg:y1="11.316cm" svg:x2="20.016cm" svg:y2="11.316cm">
            <text:p/>
          </draw:line>
          <draw:line draw:style-name="gr6" draw:text-style-name="P4" draw:layer="layout" svg:x1="18cm" svg:y1="12.216cm" svg:x2="20.016cm" svg:y2="12.216cm">
            <text:p/>
          </draw:line>
          <draw:line draw:style-name="gr6" draw:text-style-name="P4" draw:layer="layout" svg:x1="18.994cm" svg:y1="13.432cm" svg:x2="19.01cm" svg:y2="12.209cm">
            <text:p/>
          </draw:line>
          <draw:line draw:style-name="gr6" draw:text-style-name="P4" draw:layer="layout" svg:x1="18.994cm" svg:y1="11.334cm" svg:x2="19.01cm" svg:y2="10.111cm">
            <text:p/>
          </draw:line>
        </draw:g>
        <draw:line draw:style-name="gr2" draw:text-style-name="P2" draw:layer="layout" svg:x1="24.3cm" svg:y1="7.4cm" svg:x2="26.4cm" svg:y2="7.4cm">
          <text:p/>
        </draw:line>
        <draw:g>
          <draw:line draw:style-name="gr6" draw:text-style-name="P4" draw:layer="layout" svg:x1="17.999cm" svg:y1="16.517cm" svg:x2="15.83cm" svg:y2="16.531cm">
            <text:p/>
          </draw:line>
          <draw:line draw:style-name="gr6" draw:text-style-name="P4" draw:layer="layout" svg:x1="18cm" svg:y1="16.509cm" svg:x2="15.831cm" svg:y2="16.523cm">
            <text:p/>
          </draw:line>
          <draw:line draw:style-name="gr6" draw:text-style-name="P4" draw:layer="layout" svg:x1="16.422cm" svg:y1="16.831cm" svg:x2="17.5cm" svg:y2="16.831cm">
            <text:p/>
          </draw:line>
          <draw:line draw:style-name="gr6" draw:text-style-name="P4" draw:layer="layout" svg:x1="16.713cm" svg:y1="17.1cm" svg:x2="17.231cm" svg:y2="17.1cm">
            <text:p/>
          </draw:line>
          <draw:line draw:style-name="gr6" draw:text-style-name="P4" draw:layer="layout" svg:x1="16.943cm" svg:y1="16.498cm" svg:x2="16.952cm" svg:y2="15.804cm">
            <text:p/>
          </draw:line>
        </draw:g>
        <draw:custom-shape draw:style-name="gr7" draw:text-style-name="P5" draw:layer="layout" svg:width="1.088cm" svg:height="1.22cm" draw:transform="rotate (-3.14159265358979) translate (26.948cm 10.2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4" draw:text-style-name="P2" draw:layer="layout" svg:x1="25.8cm" svg:y1="10.2cm" svg:x2="27cm" svg:y2="10.2cm">
          <text:p/>
        </draw:line>
        <draw:line draw:style-name="gr2" draw:text-style-name="P2" draw:layer="layout" svg:x1="26.4cm" svg:y1="14.2cm" svg:x2="26.4cm" svg:y2="15.8cm">
          <text:p/>
        </draw:line>
        <draw:custom-shape draw:style-name="gr8" draw:text-style-name="P3" draw:layer="layout" svg:width="1.088cm" svg:height="1.22cm" draw:transform="rotate (-3.14159265358979) translate (26.94cm 14.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4" draw:text-style-name="P2" draw:layer="layout" svg:x1="25.8cm" svg:y1="14.2cm" svg:x2="27cm" svg:y2="14.2cm">
          <text:p/>
        </draw:line>
        <draw:line draw:style-name="gr2" draw:text-style-name="P2" draw:layer="layout" svg:x1="26.4cm" svg:y1="10.2cm" svg:x2="26.4cm" svg:y2="10.8cm">
          <text:p/>
        </draw:line>
        <draw:line draw:style-name="gr2" draw:text-style-name="P2" draw:layer="layout" svg:x1="26.4cm" svg:y1="12.2cm" svg:x2="26.4cm" svg:y2="13cm">
          <text:p/>
        </draw:line>
        <draw:line draw:style-name="gr4" draw:text-style-name="P2" draw:layer="layout" svg:x1="10.642cm" svg:y1="6.733cm" svg:x2="11.055cm" svg:y2="6.33cm">
          <text:p/>
        </draw:line>
        <draw:line draw:style-name="gr4" draw:text-style-name="P2" draw:layer="layout" svg:x1="10.762cm" svg:y1="8.062cm" svg:x2="11.062cm" svg:y2="8.362cm">
          <text:p/>
        </draw:line>
        <draw:line draw:style-name="gr4" draw:text-style-name="P2" draw:layer="layout" svg:x1="8.6cm" svg:y1="8.8cm" svg:x2="9.013cm" svg:y2="8.397cm">
          <text:p/>
        </draw:line>
        <draw:custom-shape draw:style-name="gr3" draw:text-style-name="P3" draw:layer="layout" svg:width="0.5cm" svg:height="0.6cm" draw:transform="rotate (2.40296931414579) translate (8.69cm 6.801cm)">
          <text:p/>
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3" draw:layer="layout" svg:width="0.5cm" svg:height="0.6cm" draw:transform="rotate (2.40296931414579) translate (10.696cm 8.8cm)">
          <text:p/>
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3" draw:layer="layout" svg:width="0.2cm" svg:height="0.2cm" svg:x="26.3cm" svg:y="1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cm" svg:height="0.2cm" svg:x="26.3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01cm" svg:height="0.199cm" svg:x="26.292cm" svg:y="11.8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0.9cm" svg:height="1cm" svg:x="4cm" svg:y="6.9cm">
          <draw:text-box>
            <text:p>+</text:p>
          </draw:text-box>
        </draw:frame>
        <draw:frame draw:style-name="gr10" draw:text-style-name="P6" draw:layer="layout" svg:width="0.7cm" svg:height="0.962cm" svg:x="4.1cm" svg:y="7.6cm">
          <draw:text-box>
            <text:p>-</text:p>
          </draw:text-box>
        </draw:frame>
        <draw:frame draw:style-name="gr11" draw:text-style-name="P6" draw:layer="layout" svg:width="1.2cm" svg:height="1.2cm" svg:x="9.7cm" svg:y="2.6cm">
          <draw:text-box>
            <text:p>1</text:p>
          </draw:text-box>
        </draw:frame>
        <draw:frame draw:style-name="gr10" draw:text-style-name="P6" draw:layer="layout" svg:width="0.9cm" svg:height="0.962cm" svg:x="3.5cm" svg:y="11.838cm">
          <draw:text-box>
            <text:p>2</text:p>
          </draw:text-box>
        </draw:frame>
        <draw:frame draw:style-name="gr9" draw:text-style-name="P6" draw:layer="layout" svg:width="1cm" svg:height="1cm" svg:x="11.7cm" svg:y="6.4cm">
          <draw:text-box>
            <text:p>3</text:p>
          </draw:text-box>
        </draw:frame>
        <draw:frame draw:style-name="gr12" draw:text-style-name="P6" draw:layer="layout" svg:width="1cm" svg:height="1.4cm" svg:x="26.4cm" svg:y="6.5cm">
          <draw:text-box>
            <text:p>4</text:p>
          </draw:text-box>
        </draw:frame>
        <draw:frame draw:style-name="gr13" draw:text-style-name="P6" draw:layer="layout" svg:width="1.8cm" svg:height="1.6cm" svg:x="12.832cm" svg:y="11.263cm">
          <draw:text-box>
            <text:p>R1</text:p>
          </draw:text-box>
        </draw:frame>
        <draw:frame draw:style-name="gr13" draw:text-style-name="P6" draw:layer="layout" svg:width="2.2cm" svg:height="1.6cm" svg:x="20.2cm" svg:y="11.3cm">
          <draw:text-box>
            <text:p>C1</text:p>
          </draw:text-box>
        </draw:frame>
        <draw:frame draw:style-name="gr14" draw:text-style-name="P6" draw:layer="layout" svg:width="2cm" svg:height="1.5cm" svg:x="22.3cm" svg:y="5.4cm">
          <draw:text-box>
            <text:p>R2</text:p>
          </draw:text-box>
        </draw:frame>
        <draw:frame draw:style-name="gr15" draw:text-style-name="P6" draw:layer="layout" svg:width="2cm" svg:height="1.1cm" svg:x="7.544cm" svg:y="5.125cm">
          <draw:text-box>
            <text:p>De1</text:p>
          </draw:text-box>
        </draw:frame>
        <draw:frame draw:style-name="gr10" draw:text-style-name="P6" draw:layer="layout" svg:width="1.7cm" svg:height="0.962cm" svg:x="10.6cm" svg:y="5.138cm">
          <draw:text-box>
            <text:p>De2</text:p>
          </draw:text-box>
        </draw:frame>
        <draw:frame draw:style-name="gr10" draw:text-style-name="P6" draw:layer="layout" svg:width="1.9cm" svg:height="0.962cm" svg:x="10.538cm" svg:y="8.631cm">
          <draw:text-box>
            <text:p>De3</text:p>
          </draw:text-box>
        </draw:frame>
        <draw:frame draw:style-name="gr10" draw:text-style-name="P6" draw:layer="layout" svg:width="1.8cm" svg:height="0.962cm" svg:x="7.6cm" svg:y="8.6cm">
          <draw:text-box>
            <text:p>De4</text:p>
          </draw:text-box>
        </draw:frame>
        <draw:frame draw:style-name="gr16" draw:text-style-name="P6" draw:layer="layout" svg:width="2cm" svg:height="1.3cm" svg:x="27.1cm" svg:y="9cm">
          <draw:text-box>
            <text:p>Dr1</text:p>
          </draw:text-box>
        </draw:frame>
        <draw:frame draw:style-name="gr12" draw:text-style-name="P6" draw:layer="layout" svg:width="2.5cm" svg:height="1.4cm" svg:x="27cm" svg:y="13.1cm">
          <draw:text-box>
            <text:p>Dr19</text:p>
          </draw:text-box>
        </draw:frame>
        <draw:frame draw:style-name="gr16" draw:text-style-name="P6" draw:layer="layout" svg:width="1.6cm" svg:height="1.3cm" svg:x="2.635cm" svg:y="7.3cm">
          <draw:text-box>
            <text:p>Vi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2T13:05:51.405838989</meta:creation-date>
    <dc:date>2021-05-08T16:47:55.198288280</dc:date>
    <meta:editing-duration>PT16M10S</meta:editing-duration>
    <meta:editing-cycles>5</meta:editing-cycles>
    <meta:generator>LibreOffice/6.4.6.2$Linux_X86_64 LibreOffice_project/40$Build-2</meta:generator>
    <meta:document-statistic meta:object-count="86"/>
  </office:meta>
</office:document-meta>
</file>